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end" style:justify-single-word="false"/>
      <style:text-properties officeooo:rsid="00089444" officeooo:paragraph-rsid="00089444"/>
    </style:style>
    <style:style style:name="P2" style:family="paragraph" style:parent-style-name="Text_20_body">
      <style:paragraph-properties fo:text-align="center" style:justify-single-word="false"/>
      <style:text-properties fo:font-size="20pt" fo:font-weight="bold" officeooo:rsid="00089444" officeooo:paragraph-rsid="00089444" style:font-size-asian="20pt" style:font-weight-asian="bold" style:font-size-complex="20pt" style:font-weight-complex="bold"/>
    </style:style>
    <style:style style:name="P3" style:family="paragraph" style:parent-style-name="Text_20_body">
      <style:text-properties fo:font-weight="bold" officeooo:rsid="0002446f" officeooo:paragraph-rsid="0002446f" style:font-weight-asian="bold" style:font-weight-complex="bold"/>
    </style:style>
    <style:style style:name="P4" style:family="paragraph" style:parent-style-name="Table_20_Contents">
      <style:text-properties fo:font-style="italic" fo:font-weight="bold" officeooo:rsid="00001b00" officeooo:paragraph-rsid="00001b00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officeooo:rsid="00001b00" officeooo:paragraph-rsid="00001b00"/>
    </style:style>
    <style:style style:name="P6" style:family="paragraph" style:parent-style-name="Table_20_Contents">
      <style:text-properties officeooo:rsid="000df4e1" officeooo:paragraph-rsid="000df4e1"/>
    </style:style>
    <style:style style:name="P7" style:family="paragraph" style:parent-style-name="Standard">
      <style:text-properties officeooo:rsid="00001b00" officeooo:paragraph-rsid="00001b00"/>
    </style:style>
    <style:style style:name="P8" style:family="paragraph" style:parent-style-name="Standard">
      <style:text-properties fo:font-weight="bold" officeooo:rsid="0002446f" officeooo:paragraph-rsid="0002446f" style:font-weight-asian="bold" style:font-weight-complex="bold"/>
    </style:style>
    <style:style style:name="P9" style:family="paragraph" style:parent-style-name="Standard">
      <style:text-properties fo:font-weight="normal" officeooo:rsid="0002d150" officeooo:paragraph-rsid="0002d150" style:font-weight-asian="normal" style:font-weight-complex="normal"/>
    </style:style>
    <style:style style:name="P10" style:family="paragraph" style:parent-style-name="Standard">
      <style:text-properties fo:font-weight="normal" officeooo:rsid="00053764" officeooo:paragraph-rsid="000943f5" style:font-weight-asian="normal" style:font-weight-complex="normal"/>
    </style:style>
    <style:style style:name="P11" style:family="paragraph" style:parent-style-name="Standard">
      <style:text-properties fo:font-weight="normal" officeooo:rsid="00053764" officeooo:paragraph-rsid="00053764" style:font-weight-asian="normal" style:font-weight-complex="normal"/>
    </style:style>
    <style:style style:name="P12" style:family="paragraph" style:parent-style-name="Standard">
      <style:text-properties fo:font-weight="normal" officeooo:rsid="00089444" officeooo:paragraph-rsid="00089444" style:font-weight-asian="normal" style:font-weight-complex="normal"/>
    </style:style>
    <style:style style:name="T1" style:family="text">
      <style:text-properties officeooo:rsid="000ca90f"/>
    </style:style>
    <style:style style:name="T2" style:family="text">
      <style:text-properties officeooo:rsid="0009db1f"/>
    </style:style>
    <style:style style:name="T3" style:family="text">
      <style:text-properties officeooo:rsid="000df4e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89444"/>
    </style:style>
    <style:style style:name="T6" style:family="text">
      <style:text-properties fo:font-weight="bold" officeooo:rsid="000ca90f" style:font-weight-asian="bold" style:font-weight-complex="bold"/>
    </style:style>
    <style:style style:name="T7" style:family="text">
      <style:text-properties officeooo:rsid="00047329"/>
    </style:style>
    <style:style style:name="T8" style:family="text">
      <style:text-properties officeooo:rsid="00086906"/>
    </style:style>
    <style:style style:name="T9" style:family="text">
      <style:text-properties officeooo:rsid="000943f5"/>
    </style:style>
    <style:style style:name="T10" style:family="text">
      <style:text-properties fo:font-weight="bold" officeooo:rsid="00047329" style:font-weight-asian="bold" style:font-weight-complex="bold"/>
    </style:style>
    <style:style style:name="T11" style:family="text">
      <style:text-properties officeooo:rsid="00053764"/>
    </style:style>
    <style:style style:name="T12" style:family="text">
      <style:text-properties officeooo:rsid="00066c79"/>
    </style:style>
    <style:style style:name="T13" style:family="text">
      <style:text-properties officeooo:rsid="000866dd"/>
    </style:style>
    <style:style style:name="T14" style:family="text">
      <style:text-properties fo:font-weight="bold" officeooo:rsid="00066c79" style:font-weight-asian="bold" style:font-weight-complex="bold"/>
    </style:style>
    <style:style style:name="T15" style:family="text">
      <style:text-properties fo:font-weight="bold" officeooo:rsid="000866dd" style:font-weight-asian="bold" style:font-weight-complex="bold"/>
    </style:style>
    <style:style style:name="T16" style:family="text">
      <style:text-properties fo:font-weight="bold" officeooo:rsid="00086906" style:font-weight-asian="bold" style:font-weight-complex="bold"/>
    </style:style>
    <style:style style:name="T17" style:family="text">
      <style:text-properties officeooo:rsid="000b25ef"/>
    </style:style>
    <style:style style:name="T18" style:family="text">
      <style:text-properties fo:font-weight="bold" officeooo:rsid="00089444" style:font-weight-asian="bold" style:font-weight-complex="bold"/>
    </style:style>
    <style:style style:name="T19" style:family="text">
      <style:text-properties fo:font-weight="bold" officeooo:rsid="000b25e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s Summers</text:p>
      <text:p text:style-name="P1">lsumme01@calpoly.edu</text:p>
      <text:p text:style-name="P2">CS<text:span text:style-name="T1">C</text:span> 466 Lab 0</text:p>
      <text:p text:style-name="P3">Runtime Results: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">Version</text:p>
          </table:table-cell>
          <table:table-cell table:style-name="Table1.A1" office:value-type="string">
            <text:p text:style-name="P4">Data<text:span text:style-name="T1">set</text:span></text:p>
          </table:table-cell>
          <table:table-cell table:style-name="Table1.A1" office:value-type="string">
            <text:p text:style-name="P4">Metric</text:p>
          </table:table-cell>
          <table:table-cell table:style-name="Table1.D1" office:value-type="string">
            <text:p text:style-name="P4">Runtime (s)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Iris</text:p>
          </table:table-cell>
          <table:table-cell table:style-name="Table1.A2" office:value-type="string">
            <text:p text:style-name="P5">Manhattan Distance</text:p>
          </table:table-cell>
          <table:table-cell table:style-name="Table1.D2" office:value-type="string">
            <text:p text:style-name="P5">1.19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Iris</text:p>
          </table:table-cell>
          <table:table-cell table:style-name="Table1.A2" office:value-type="string">
            <text:p text:style-name="P5">Cosine Similarity</text:p>
          </table:table-cell>
          <table:table-cell table:style-name="Table1.D2" office:value-type="string">
            <text:p text:style-name="P5">1.25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Cal Housing</text:p>
          </table:table-cell>
          <table:table-cell table:style-name="Table1.A2" office:value-type="string">
            <text:p text:style-name="P5">Manhattan Distance</text:p>
          </table:table-cell>
          <table:table-cell table:style-name="Table1.D2" office:value-type="string">
            <text:p text:style-name="P6">DNF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Cal Housing</text:p>
          </table:table-cell>
          <table:table-cell table:style-name="Table1.A2" office:value-type="string">
            <text:p text:style-name="P5">Cosine Similarity</text:p>
          </table:table-cell>
          <table:table-cell table:style-name="Table1.D2" office:value-type="string">
            <text:p text:style-name="P6">DNF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Iris</text:p>
          </table:table-cell>
          <table:table-cell table:style-name="Table1.A2" office:value-type="string">
            <text:p text:style-name="P5">Manhattan Distance</text:p>
          </table:table-cell>
          <table:table-cell table:style-name="Table1.D2" office:value-type="string">
            <text:p text:style-name="P5">0.0015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Iris</text:p>
          </table:table-cell>
          <table:table-cell table:style-name="Table1.A2" office:value-type="string">
            <text:p text:style-name="P5">Cosine Similarity</text:p>
          </table:table-cell>
          <table:table-cell table:style-name="Table1.D2" office:value-type="string">
            <text:p text:style-name="P5">0.013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Cal Housing</text:p>
          </table:table-cell>
          <table:table-cell table:style-name="Table1.A2" office:value-type="string">
            <text:p text:style-name="P5">Manhattan Distance</text:p>
          </table:table-cell>
          <table:table-cell table:style-name="Table1.D2" office:value-type="string">
            <text:p text:style-name="P5">9.63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Cal Housing</text:p>
          </table:table-cell>
          <table:table-cell table:style-name="Table1.A2" office:value-type="string">
            <text:p text:style-name="P5">Cosine Similarity</text:p>
          </table:table-cell>
          <table:table-cell table:style-name="Table1.D2" office:value-type="string">
            <text:p text:style-name="P5">4.45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Iris</text:p>
          </table:table-cell>
          <table:table-cell table:style-name="Table1.A2" office:value-type="string">
            <text:p text:style-name="P5">Manhattan Distance</text:p>
          </table:table-cell>
          <table:table-cell table:style-name="Table1.D2" office:value-type="string">
            <text:p text:style-name="P5">0.0012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Iris</text:p>
          </table:table-cell>
          <table:table-cell table:style-name="Table1.A2" office:value-type="string">
            <text:p text:style-name="P5">Cosine Similarity</text:p>
          </table:table-cell>
          <table:table-cell table:style-name="Table1.D2" office:value-type="string">
            <text:p text:style-name="P5">0.055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Cal Housing</text:p>
          </table:table-cell>
          <table:table-cell table:style-name="Table1.A2" office:value-type="string">
            <text:p text:style-name="P5">Manhattan Distance</text:p>
          </table:table-cell>
          <table:table-cell table:style-name="Table1.D2" office:value-type="string">
            <text:p text:style-name="P5">3.96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Cal Housing</text:p>
          </table:table-cell>
          <table:table-cell table:style-name="Table1.A2" office:value-type="string">
            <text:p text:style-name="P5">Cosine Similarity</text:p>
          </table:table-cell>
          <table:table-cell table:style-name="Table1.D2" office:value-type="string">
            <text:p text:style-name="P5">3.89</text:p>
          </table:table-cell>
        </table:table-row>
      </table:table>
      <text:p text:style-name="P7"/>
      <text:p text:style-name="P7"/>
      <text:p text:style-name="P8">Reflection:</text:p>
      <text:p text:style-name="P9">Loading the datasets was fairly easy to understand, given the <text:span text:style-name="T2">sklearn</text:span> documentation. <text:span text:style-name="T3">Both had different ways of converting the data into a pandas dataframe, but it was simple enough to figure out. </text:span>I used the <text:span text:style-name="T4">run_metric</text:span> function to run each version, as well as handle timing and reporting the results <text:span text:style-name="T5">in a uniform way</text:span>. </text:p>
      <text:p text:style-name="P9"/>
      <text:p text:style-name="P9">Version 1 was also fairly easy to write. I made each pairwise metric a function that compares the two points provided. Than the <text:span text:style-name="T4">compute_pairwise</text:span> function computes the given metric on every pair of <text:span text:style-name="T2">data </text:span>points <text:span text:style-name="T1">by using </text:span><text:span text:style-name="T6">iloc</text:span><text:span text:style-name="T1"> to access the dataframe</text:span>, storing the results <text:span text:style-name="T1">of the metric</text:span> in a python list. <text:span text:style-name="T7">Using a </text:span><text:span text:style-name="T8">NumPy</text:span><text:span text:style-name="T7"> array probably would’ve been much faster </text:span><text:span text:style-name="T5">for </text:span><text:span text:style-name="T9">working with a </text:span><text:span text:style-name="T5">large</text:span><text:span text:style-name="T7"> number of </text:span><text:span text:style-name="T9">pairs, </text:span><text:span text:style-name="T1">or even not storing all the pairs would be more space and time efficient</text:span><text:span text:style-name="T7">. For both metrics, I had to use </text:span><text:span text:style-name="T10">for a, b in zip(x, y) </text:span><text:span text:style-name="T7">in order to calculate the sums across all </text:span><text:span text:style-name="T9">features</text:span><text:span text:style-name="T7">. </text:span><text:span text:style-name="T2">I also had to factor in that the most similar for a distance metric is the min of the results while the most similar for similarity is the max of the results, and the opposite for least similar pairs. </text:span><text:span text:style-name="T7">Overall, the </text:span><text:span text:style-name="T9">Iris</text:span><text:span text:style-name="T7"> dataset was fairly quick given the number of data points, while the California Housing dataset was </text:span><text:span text:style-name="T11">very slow </text:span><text:span text:style-name="T3">and did not finish in a reasonable time on the server</text:span><text:span text:style-name="T11">, revealing the </text:span><text:span text:style-name="T3">extremely </text:span><text:span text:style-name="T11">inefficient processing methods </text:span><text:span text:style-name="T1">and use of nested loops</text:span><text:span text:style-name="T11">. </text:span></text:p>
      <text:p text:style-name="P9"/>
      <text:p text:style-name="P10">Version 2 was the hardest to write in terms of finding the needed information to fully utilize <text:span text:style-name="T12">NumPy </text:span><text:span text:style-name="T9">and pandas</text:span><text:span text:style-name="T12">. </text:span><text:span text:style-name="T9">For the metrics, both utilized converting the dataframe into a NumPy array. </text:span><text:span text:style-name="T12">I </text:span><text:span text:style-name="T9">then </text:span><text:span text:style-name="T12">had to learn about broadcasting </text:span><text:span text:style-name="T13">and all the special functions </text:span><text:span text:style-name="T3">that</text:span><text:span text:style-name="T13"> interact with </text:span><text:span text:style-name="T8">NumPy</text:span><text:span text:style-name="T13"> arrays.</text:span><text:span text:style-name="T9"> </text:span><text:span text:style-name="T13">F</text:span><text:span text:style-name="T12">or example in </text:span><text:soft-page-break/><text:span text:style-name="T14">manhattan_distance_np</text:span><text:span text:style-name="T12"> function, </text:span><text:span text:style-name="T13">using </text:span><text:span text:style-name="T15">np.abs(df[:, np.newaxis, :] - df[np.newaxis, :, :]) </text:span><text:span text:style-name="T13">to calculate the differences between every pair of rows by reshaping the array was challenging to figure out </text:span><text:span text:style-name="T9">initially</text:span><text:span text:style-name="T13">. </text:span><text:span text:style-name="T1">I realize that storing all these differences could have memory issues for a significantly large dataset. </text:span><text:span text:style-name="T13"><text:s/></text:span><text:span text:style-name="T8">The </text:span><text:span text:style-name="T16">cosine_similarity_np </text:span><text:span text:style-name="T8">function was much easier in terms of finding the right NumPy functions </text:span><text:span text:style-name="T5">for the job</text:span><text:span text:style-name="T8">. </text:span><text:span text:style-name="T17">I had to be careful to handle divide by zero errors, just replacing them with zeros in the results.</text:span><text:span text:style-name="T8"> The hardest to write was </text:span><text:span text:style-name="T16">find_minmax_np, </text:span><text:span text:style-name="T8">mostly because I had to deal with </text:span><text:span text:style-name="T5">not </text:span><text:span text:style-name="T9">factoring in</text:span><text:span text:style-name="T5"> </text:span><text:span text:style-name="T8">the diagonal of the matrix </text:span><text:span text:style-name="T5">and then using </text:span><text:span text:style-name="T18">unravel_index </text:span><text:span text:style-name="T5">as well as returning the results in the right form. </text:span><text:span text:style-name="T9">Overall, due to the lack of nested loops and optimized </text:span><text:span text:style-name="T1">NumPy array </text:span><text:span text:style-name="T9">functions, this version ran </text:span><text:span text:style-name="T2">exponentially</text:span><text:span text:style-name="T9"> faster than Version 1, </text:span><text:span text:style-name="T2">which was </text:span><text:span text:style-name="T9">especially </text:span><text:span text:style-name="T2">noticeable </text:span><text:span text:style-name="T9">for the California Housing dataset.</text:span></text:p>
      <text:p text:style-name="P11"/>
      <text:p text:style-name="P12">Version 3 was by far the easiest to write, because <text:span text:style-name="T2">sklearn</text:span> makes it very easy to compute pairwise metrics with just one function call. <text:span text:style-name="T17">I wrapped these in my own functions so I could also use </text:span><text:span text:style-name="T19">run_metric </text:span><text:span text:style-name="T17">to run on the data </text:span><text:span text:style-name="T1">and create a report</text:span><text:span text:style-name="T17">. </text:span>It also ran the fastest out of the other versions, <text:span text:style-name="T2">with only small improvements over Version 2,</text:span> presumably because its <text:span text:style-name="T1">even further</text:span> optimized <text:span text:style-name="T2">for speed</text:span>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4:21:44.574164007</meta:creation-date>
    <dc:date>2025-01-13T15:03:32.752358336</dc:date>
    <meta:editing-duration>PT2H23M53S</meta:editing-duration>
    <meta:editing-cycles>3</meta:editing-cycles>
    <meta:generator>LibreOffice/24.8.4.2$Linux_X86_64 LibreOffice_project/480$Build-2</meta:generator>
    <meta:print-date>2025-01-13T14:44:20.294115058</meta:print-date>
    <meta:printed-by>PDF files</meta:printed-by>
    <meta:document-statistic meta:table-count="1" meta:image-count="0" meta:object-count="0" meta:page-count="2" meta:paragraph-count="61" meta:word-count="591" meta:character-count="3450" meta:non-whitespace-character-count="2916"/>
  </office:meta>
</office:document-meta>
</file>